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1-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THALIAH, JUDAH'S SEVENTH RULER (11:1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THALIAH, JUDAH'S SEVENTH RULER (11:1-1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evil queen (11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evil queen (11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ones she murders (11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one she misses (11:2-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ATHALIAH, JUDAH'S SEVENTH RULER (11:1-1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evil queen (11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executed queen (11:4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executed queen (11:4-1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riest (11: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lan (11:5-16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plan (11:5-16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Regarding Joash (11:5-1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Regarding Athaliah (11:13-1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executed queen (11:4-18)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priest (11: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plan (11:5-1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act (11:17-1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ATHALIAH, JUDAH'S SEVENTH RULER (11:1-18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evil queen (11:1-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executed queen (11:4-18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2 KINGS 11-12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ATHALIAH, JUDAH'S SEVENTH RULER (11:1-18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JOASH, JUDAH'S EIGHTH RULER (11:19-12:2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JOASH, JUDAH'S EIGHTH RULER (11:19-12:21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ascension of Joash (11:19-2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activities of Joash (12:1-18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-title-Title-Slide" presentation:presentation-page-layout-name="Master1-PPL1" draw:id="Slide-266">
        <draw:frame draw:id="id103" presentation:style-name="a577" draw:name="Title 1" svg:x="1.38in" svg:y="0.83in" svg:width="10.3in" svg:height="4.42in" presentation:class="title" presentation:placeholder="false">
          <draw:text-box>
            <text:p text:style-name="a576" text:class-names="" text:cond-style-name=""><text:span text:style-name="a574" text:class-names=""><text:s text:c="1"/>The activities of Joash (12:1-18)<text:s text:c="1"/></text:span><text:span text:style-name="a575" text:class-names=""/></text:p>
          </draw:text-box>
          <svg:title/>
          <svg:desc/>
        </draw:frame>
        <draw:frame draw:id="id104" presentation:style-name="a582" draw:name="Subtitle 2" svg:x="1.38in" svg:y="5.25in" svg:width="10.3in" svg:height="1.85in" presentation:class="subtitle" presentation:placeholder="false">
          <draw:text-box>
            <text:p text:style-name="a579" text:class-names="" text:cond-style-name=""><text:span text:style-name="a578" text:class-names=""><text:s text:c="1"/>Joash and the Temple money (12:1-16)<text:s text:c="1"/></text:span></text:p>
            <text:p text:style-name="a581" text:class-names="" text:cond-style-name=""><text:span text:style-name="a580" text:class-names=""/></text:p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<text:s text:c="1"/>Joash and the Temple money (12:1-16)<text:s text:c="1"/></text:span><text:span text:style-name="a585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command (12:1-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concern (12:6-8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chest (12:9-16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activities of Joash (12:1-18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Joash and the Temple money (12:1-16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Joash and the tribute money (12:17-18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OASH, JUDAH'S EIGHTH RULER (11:19-12:21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ascension of Joash (11:19-21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activities of Joash (12:1-1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2 KINGS 11-12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ATHALIAH, JUDAH'S SEVENTH RULER (11:1-18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JOASH, JUDAH'S EIGHTH RULER (11:19-12:21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1-12 </dc:title>
    <meta:initial-creator>David STRICKLAND</meta:initial-creator>
    <dc:creator>David STRICKLAND</dc:creator>
    <meta:creation-date>2020-02-22T19:25:00Z</meta:creation-date>
    <dc:date>2020-02-22T19:25:00Z</dc:date>
    <meta:template xlink:href="BibleStudy" xlink:type="simple"/>
    <meta:editing-cycles>1</meta:editing-cycles>
    <meta:editing-duration>PT0S</meta:editing-duration>
    <meta:document-statistic meta:paragraph-count="44" meta:word-count="311"/>
  </office:meta>
</office:document-meta>
</file>